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Tests.supportedParams( ServletRequest p0 , Principal 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cipal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ethodArgumentResolverTests.principal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cipalMethodArgumentResolverTests.supportedParamsWithAnnotatedPrincipal( @ AuthenticationPrincipal Principal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cipalMethodArgumentResolverTests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cipalMethodArgumentResolverTests.annotated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